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6e3e" officeooo:paragraph-rsid="00116e3e"/>
    </style:style>
    <style:style style:name="P2" style:family="paragraph" style:parent-style-name="Standard">
      <style:text-properties officeooo:rsid="00116e3e" officeooo:paragraph-rsid="0011e339"/>
    </style:style>
    <style:style style:name="P3" style:family="paragraph" style:parent-style-name="Standard">
      <style:paragraph-properties fo:orphans="0" fo:widows="0"/>
      <style:text-properties fo:color="#ff0000" fo:language="en" fo:country="GB" officeooo:paragraph-rsid="00116e3e"/>
    </style:style>
    <style:style style:name="P4" style:family="paragraph" style:parent-style-name="Standard">
      <style:paragraph-properties fo:orphans="0" fo:widows="0"/>
      <style:text-properties fo:color="#ff0000" fo:language="en" fo:country="GB" officeooo:paragraph-rsid="0011e339"/>
    </style:style>
    <style:style style:name="P5" style:family="paragraph" style:parent-style-name="Standard">
      <style:text-properties fo:language="en" fo:country="GB" officeooo:paragraph-rsid="00116e3e"/>
    </style:style>
    <style:style style:name="P6" style:family="paragraph" style:parent-style-name="Standard">
      <style:text-properties fo:language="en" fo:country="GB" officeooo:paragraph-rsid="0011e339"/>
    </style:style>
    <style:style style:name="P7" style:family="paragraph" style:parent-style-name="Standard">
      <style:paragraph-properties fo:line-height="0.564cm" fo:text-align="center" style:justify-single-word="false"/>
      <style:text-properties fo:font-size="14pt" style:font-size-asian="14pt"/>
    </style:style>
    <style:style style:name="P8" style:family="paragraph" style:parent-style-name="Standard">
      <style:paragraph-properties fo:line-height="0.564cm" fo:text-align="center" style:justify-single-word="false"/>
      <style:text-properties fo:font-size="14pt" officeooo:rsid="00116e3e" officeooo:paragraph-rsid="00116e3e" style:font-size-asian="14pt"/>
    </style:style>
    <style:style style:name="P9" style:family="paragraph" style:parent-style-name="Standard">
      <style:paragraph-properties fo:line-height="0.564cm" fo:text-align="center" style:justify-single-word="false"/>
      <style:text-properties fo:font-size="14pt" officeooo:rsid="0011e339" officeooo:paragraph-rsid="0011e339" style:font-size-asian="14pt"/>
    </style:style>
    <style:style style:name="P10" style:family="paragraph" style:parent-style-name="Standard">
      <style:text-properties officeooo:paragraph-rsid="0011e339"/>
    </style:style>
    <style:style style:name="P11" style:family="paragraph" style:parent-style-name="Standard">
      <style:text-properties officeooo:rsid="0011e339" officeooo:paragraph-rsid="0011e339"/>
    </style:style>
    <style:style style:name="P12" style:family="paragraph" style:parent-style-name="Standard">
      <style:text-properties officeooo:rsid="00138f27" officeooo:paragraph-rsid="00138f27"/>
    </style:style>
    <style:style style:name="P13" style:family="paragraph" style:parent-style-name="Standard">
      <style:text-properties style:font-name="Courier 10 Pitch" officeooo:rsid="0013d2b8" officeooo:paragraph-rsid="0013d2b8"/>
    </style:style>
    <style:style style:name="P14" style:family="paragraph" style:parent-style-name="Standard">
      <style:text-properties style:font-name="Courier 10 Pitch" officeooo:rsid="0014fd42" officeooo:paragraph-rsid="0014fd42"/>
    </style:style>
    <style:style style:name="P15" style:family="paragraph" style:parent-style-name="Standard">
      <style:text-properties style:font-name="Courier 10 Pitch" officeooo:rsid="001643f5" officeooo:paragraph-rsid="001643f5"/>
    </style:style>
    <style:style style:name="P16" style:family="paragraph" style:parent-style-name="Standard">
      <style:text-properties style:font-name="Courier 10 Pitch" officeooo:rsid="00181d47" officeooo:paragraph-rsid="00181d47"/>
    </style:style>
    <style:style style:name="P17" style:family="paragraph" style:parent-style-name="Standard">
      <style:text-properties style:font-name="Liberation Serif" officeooo:rsid="0013d2b8" officeooo:paragraph-rsid="0013d2b8"/>
    </style:style>
    <style:style style:name="P18" style:family="paragraph" style:parent-style-name="Standard">
      <style:text-properties style:font-name="Liberation Serif" officeooo:rsid="0014fd42" officeooo:paragraph-rsid="0014fd42"/>
    </style:style>
    <style:style style:name="P19" style:family="paragraph" style:parent-style-name="Standard">
      <style:text-properties style:font-name="Liberation Serif" officeooo:rsid="001643f5" officeooo:paragraph-rsid="001643f5"/>
    </style:style>
    <style:style style:name="P20" style:family="paragraph" style:parent-style-name="Standard">
      <style:text-properties style:font-name="Liberation Serif" officeooo:rsid="00181d47" officeooo:paragraph-rsid="00181d47"/>
    </style:style>
    <style:style style:name="P21" style:family="paragraph" style:parent-style-name="Standard">
      <style:text-properties style:font-name="Liberation Serif" officeooo:rsid="00198dd8" officeooo:paragraph-rsid="00198dd8"/>
    </style:style>
    <style:style style:name="P22" style:family="paragraph">
      <style:paragraph-properties fo:text-align="center" style:writing-mode="lr-tb"/>
    </style:style>
    <style:style style:name="T1" style:family="text">
      <style:text-properties style:font-name="Courier 10 Pitch"/>
    </style:style>
    <style:style style:name="T2" style:family="text">
      <style:text-properties style:font-name="Courier 10 Pitch" officeooo:rsid="0011e339"/>
    </style:style>
    <style:style style:name="T3" style:family="text">
      <style:text-properties style:font-name="Courier 10 Pitch" officeooo:rsid="0013d2b8"/>
    </style:style>
    <style:style style:name="T4" style:family="text">
      <style:text-properties officeooo:rsid="0011e339"/>
    </style:style>
    <style:style style:name="T5" style:family="text">
      <style:text-properties officeooo:rsid="0013d2b8"/>
    </style:style>
    <style:style style:name="T6" style:family="text">
      <style:text-properties officeooo:rsid="0014fd42"/>
    </style:style>
    <style:style style:name="T7" style:family="text">
      <style:text-properties fo:font-weight="bold" style:font-weight-asian="bold" style:font-weight-complex="bol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19cm" fo:border="0.74pt solid #000000">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1cm" fo:border="none">
        <style:background-image/>
      </style:graphic-properties>
    </style:style>
    <style:style style:name="gr1" style:family="graphic">
      <style:graphic-properties draw:stroke="solid" svg:stroke-width="0.035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35cm" svg:stroke-color="#000000" draw:marker-start="msArrowEnd_20_5" draw:marker-start-width="0.212cm" draw:marker-start-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035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7">Student ID:</text:span> 1422087</text:p>
      <text:p text:style-name="P1"><text:span text:style-name="T7">1.</text:span> A double linked list diagram with 5 images would be something like this:</text:p>
      <text:p text:style-name="P1"/>
      <text:p text:style-name="P3"><draw:frame draw:style-name="fr1" draw:name="Frame44" text:anchor-type="char" svg:x="9.797cm" svg:y="0.048cm" svg:width="0.654cm" svg:height="0.601cm" draw:z-index="0"><draw:text-box><text:p text:style-name="P7"/></draw:text-box></draw:frame><draw:frame draw:style-name="fr1" draw:name="Frame43" text:anchor-type="char" svg:x="12.441cm" svg:y="0.03cm" svg:width="0.654cm" svg:height="0.601cm" draw:z-index="1"><draw:text-box><text:p text:style-name="P7"/></draw:text-box></draw:frame><draw:frame draw:style-name="fr1" draw:name="Frame42" text:anchor-type="char" svg:x="7.786cm" svg:y="0.076cm" svg:width="0.654cm" svg:height="0.601cm" draw:z-index="2"><draw:text-box><text:p text:style-name="P7"/></draw:text-box></draw:frame><draw:frame draw:style-name="fr1" draw:name="Frame41" text:anchor-type="char" svg:x="8.419cm" svg:y="0.076cm" svg:width="0.654cm" svg:height="0.601cm" draw:z-index="3"><draw:text-box><text:p text:style-name="P7"/></draw:text-box></draw:frame><draw:line text:anchor-type="char" draw:z-index="4" draw:style-name="gr1" draw:text-style-name="P22" svg:x1="8.147cm" svg:y1="0.349cm" svg:x2="8.147cm" svg:y2="1.136cm"><text:p/></draw:line><draw:frame draw:style-name="fr1" draw:name="Frame40" text:anchor-type="char" svg:x="7.137cm" svg:y="0.076cm" svg:width="0.654cm" svg:height="0.601cm" draw:z-index="5"><draw:text-box><text:p text:style-name="P7"/></draw:text-box></draw:frame><draw:line text:anchor-type="char" draw:z-index="6" draw:style-name="gr1" draw:text-style-name="P22" svg:x1="8.738cm" svg:y1="0.235cm" svg:x2="9.795cm" svg:y2="0.235cm"><text:p/></draw:line><draw:line text:anchor-type="char" draw:z-index="7" draw:style-name="gr2" draw:text-style-name="P22" svg:x1="9.079cm" svg:y1="0.482cm" svg:x2="10.136cm" svg:y2="0.482cm"><text:p/></draw:line><draw:frame draw:style-name="fr1" draw:name="Frame39" text:anchor-type="char" svg:x="5.119cm" svg:y="0.083cm" svg:width="0.654cm" svg:height="0.601cm" draw:z-index="8"><draw:text-box><text:p text:style-name="P7"/></draw:text-box></draw:frame><draw:frame draw:style-name="fr1" draw:name="Frame38" text:anchor-type="char" svg:x="5.752cm" svg:y="0.083cm" svg:width="0.654cm" svg:height="0.601cm" draw:z-index="9"><draw:text-box><text:p text:style-name="P7"/></draw:text-box></draw:frame><draw:line text:anchor-type="char" draw:z-index="10" draw:style-name="gr1" draw:text-style-name="P22" svg:x1="5.48cm" svg:y1="0.356cm" svg:x2="5.48cm" svg:y2="1.143cm"><text:p/></draw:line><draw:frame draw:style-name="fr1" draw:name="Frame37" text:anchor-type="char" svg:x="4.47cm" svg:y="0.083cm" svg:width="0.654cm" svg:height="0.601cm" draw:z-index="11"><draw:text-box><text:p text:style-name="P7"/></draw:text-box></draw:frame><draw:line text:anchor-type="char" draw:z-index="12" draw:style-name="gr1" draw:text-style-name="P22" svg:x1="6.071cm" svg:y1="0.242cm" svg:x2="7.128cm" svg:y2="0.242cm"><text:p/></draw:line><draw:frame draw:style-name="fr1" draw:name="Frame36" text:anchor-type="char" svg:x="2.473cm" svg:y="0.106cm" svg:width="0.654cm" svg:height="0.601cm" draw:z-index="14"><draw:text-box><text:p text:style-name="P7"/></draw:text-box></draw:frame><draw:frame draw:style-name="fr1" draw:name="Frame35" text:anchor-type="char" svg:x="3.106cm" svg:y="0.106cm" svg:width="0.654cm" svg:height="0.601cm" draw:z-index="15"><draw:text-box><text:p text:style-name="P7"/></draw:text-box></draw:frame><draw:line text:anchor-type="char" draw:z-index="17" draw:style-name="gr1" draw:text-style-name="P22" svg:x1="2.835cm" svg:y1="0.379cm" svg:x2="2.835cm" svg:y2="1.166cm"><text:p/></draw:line><draw:frame draw:style-name="fr1" draw:name="Frame34" text:anchor-type="char" svg:x="1.824cm" svg:y="0.106cm" svg:width="0.654cm" svg:height="0.601cm" draw:z-index="18"><draw:text-box><text:p text:style-name="P7"/></draw:text-box></draw:frame><draw:line text:anchor-type="char" draw:z-index="19" draw:style-name="gr1" draw:text-style-name="P22" svg:x1="3.425cm" svg:y1="0.265cm" svg:x2="4.482cm" svg:y2="0.265cm"><text:p/></draw:line><draw:frame draw:style-name="fr1" draw:name="Frame33" text:anchor-type="char" svg:x="10.446cm" svg:y="0.048cm" svg:width="0.654cm" svg:height="0.601cm" draw:z-index="21"><draw:text-box><text:p text:style-name="P7"/></draw:text-box></draw:frame><draw:frame draw:style-name="fr1" draw:name="Frame32" text:anchor-type="char" svg:x="11.079cm" svg:y="0.048cm" svg:width="0.654cm" svg:height="0.601cm" draw:z-index="22"><draw:text-box><text:p text:style-name="P7"/></draw:text-box></draw:frame><draw:line text:anchor-type="char" draw:z-index="23" draw:style-name="gr1" draw:text-style-name="P22" svg:x1="10.807cm" svg:y1="0.321cm" svg:x2="10.807cm" svg:y2="1.108cm"><text:p/></draw:line><draw:line text:anchor-type="char" draw:z-index="24" draw:style-name="gr1" draw:text-style-name="P22" svg:x1="11.398cm" svg:y1="0.206cm" svg:x2="12.455cm" svg:y2="0.206cm"><text:p/></draw:line><draw:line text:anchor-type="char" draw:z-index="25" draw:style-name="gr2" draw:text-style-name="P22" svg:x1="11.739cm" svg:y1="0.453cm" svg:x2="12.796cm" svg:y2="0.453cm"><text:p/></draw:line><draw:frame draw:style-name="fr1" draw:name="Frame31" text:anchor-type="char" svg:x="13.09cm" svg:y="0.03cm" svg:width="0.654cm" svg:height="0.601cm" draw:z-index="26"><draw:text-box><text:p text:style-name="P7"/></draw:text-box></draw:frame><draw:frame draw:style-name="fr1" draw:name="Frame30" text:anchor-type="char" svg:x="13.723cm" svg:y="0.03cm" svg:width="0.654cm" svg:height="0.601cm" draw:z-index="27"><draw:text-box><text:p text:style-name="P7"/></draw:text-box></draw:frame><draw:line text:anchor-type="char" draw:z-index="28" draw:style-name="gr1" draw:text-style-name="P22" svg:x1="13.451cm" svg:y1="0.303cm" svg:x2="13.451cm" svg:y2="1.09cm"><text:p/></draw:line><draw:line text:anchor-type="char" draw:z-index="29" draw:style-name="gr3" draw:text-style-name="P22" svg:x1="1.864cm" svg:y1="0.679cm" svg:x2="2.457cm" svg:y2="0.143cm"><text:p/></draw:line><draw:line text:anchor-type="char" draw:z-index="30" draw:style-name="gr3" draw:text-style-name="P22" svg:x1="13.742cm" svg:y1="0.596cm" svg:x2="14.335cm" svg:y2="0.06cm"><text:p/></draw:line></text:p>
      <text:p text:style-name="P5"><draw:line text:anchor-type="char" draw:z-index="13" draw:style-name="gr2" draw:text-style-name="P22" svg:x1="6.412cm" svg:y1="0cm" svg:x2="7.469cm" svg:y2="0cm"><text:p/></draw:line><draw:line text:anchor-type="char" draw:z-index="20" draw:style-name="gr2" draw:text-style-name="P22" svg:x1="3.766cm" svg:y1="0.023cm" svg:x2="4.823cm" svg:y2="0.023cm"><text:p/></draw:line></text:p>
      <text:p text:style-name="P5"><draw:frame draw:style-name="fr2" draw:name="Frame49" text:anchor-type="char" svg:x="2.282cm" svg:y="0.152cm" svg:width="1.164cm" svg:height="0.66cm" draw:z-index="16"><draw:text-box><text:p text:style-name="P8">1.jpg</text:p></draw:text-box></draw:frame><draw:frame draw:style-name="fr2" draw:name="Frame48" text:anchor-type="char" svg:x="12.876cm" svg:y="0.104cm" svg:width="1.164cm" svg:height="0.66cm" draw:z-index="31"><draw:text-box><text:p text:style-name="P8">5.jpg</text:p></draw:text-box></draw:frame><draw:frame draw:style-name="fr2" draw:name="Frame47" text:anchor-type="char" svg:x="10.268cm" svg:y="0.152cm" svg:width="1.164cm" svg:height="0.66cm" draw:z-index="32"><draw:text-box><text:p text:style-name="P8">4.jpg</text:p></draw:text-box></draw:frame><draw:frame draw:style-name="fr2" draw:name="Frame46" text:anchor-type="char" svg:x="7.562cm" svg:y="0.164cm" svg:width="1.164cm" svg:height="0.66cm" draw:z-index="33"><draw:text-box><text:p text:style-name="P8">3.jpg</text:p></draw:text-box></draw:frame><draw:frame draw:style-name="fr2" draw:name="Frame45" text:anchor-type="char" svg:x="4.881cm" svg:y="0.176cm" svg:width="1.164cm" svg:height="0.66cm" draw:z-index="34"><draw:text-box><text:p text:style-name="P8">2.jpg</text:p></draw:text-box></draw:frame></text:p>
      <text:p text:style-name="P1"/>
      <text:p text:style-name="P1"/>
      <text:p text:style-name="P1">If the images are stored in a simple array and we want to insert an additional photograph x.jpg at a particular point (let's say that we need to store the image at point X), then we would have to change the structure of the array we have. The <text:span text:style-name="T1">previous</text:span> pointer (which points to the <text:span text:style-name="T4">previous cell) of the image at point X should start pointing to the new image (and therefore the new image will have a new position X+1). Moreover, the </text:span><text:span text:style-name="T2">next</text:span><text:span text:style-name="T4"> pointer of the image at position X-1 should point to the new picture. Finally, the </text:span><text:span text:style-name="T2">previous</text:span><text:span text:style-name="T4"> pointer of the newly inserted image should point to X-1 and the </text:span><text:span text:style-name="T2">next</text:span><text:span text:style-name="T4"> pointer should point to X+1. Before all the changes the situation is this:</text:span></text:p>
      <text:p text:style-name="P1"/>
      <text:p text:style-name="P10"/>
      <text:p text:style-name="P4"><draw:frame draw:style-name="fr1" draw:name="Frame6" text:anchor-type="char" svg:x="5.119cm" svg:y="0.083cm" svg:width="0.654cm" svg:height="0.601cm" draw:z-index="36"><draw:text-box><text:p text:style-name="P7"/></draw:text-box></draw:frame><draw:frame draw:style-name="fr1" draw:name="Frame7" text:anchor-type="char" svg:x="5.752cm" svg:y="0.083cm" svg:width="0.654cm" svg:height="0.601cm" draw:z-index="37"><draw:text-box><text:p text:style-name="P7"/></draw:text-box></draw:frame><draw:line text:anchor-type="char" draw:z-index="38" draw:style-name="gr1" draw:text-style-name="P22" svg:x1="5.48cm" svg:y1="0.356cm" svg:x2="5.48cm" svg:y2="1.143cm"><text:p/></draw:line><draw:frame draw:style-name="fr1" draw:name="Frame8" text:anchor-type="char" svg:x="4.47cm" svg:y="0.083cm" svg:width="0.654cm" svg:height="0.601cm" draw:z-index="39"><draw:text-box><text:p text:style-name="P7"/></draw:text-box></draw:frame><draw:frame draw:style-name="fr1" draw:name="Frame9" text:anchor-type="char" svg:x="2.473cm" svg:y="0.106cm" svg:width="0.654cm" svg:height="0.601cm" draw:z-index="40"><draw:text-box><text:p text:style-name="P7"/></draw:text-box></draw:frame><draw:frame draw:style-name="fr1" draw:name="Frame10" text:anchor-type="char" svg:x="3.106cm" svg:y="0.106cm" svg:width="0.654cm" svg:height="0.601cm" draw:z-index="41"><draw:text-box><text:p text:style-name="P7"/></draw:text-box></draw:frame><draw:line text:anchor-type="char" draw:z-index="42" draw:style-name="gr1" draw:text-style-name="P22" svg:x1="2.835cm" svg:y1="0.379cm" svg:x2="2.835cm" svg:y2="1.166cm"><text:p/></draw:line><draw:frame draw:style-name="fr1" draw:name="Frame12" text:anchor-type="char" svg:x="1.824cm" svg:y="0.106cm" svg:width="0.654cm" svg:height="0.601cm" draw:z-index="43"><draw:text-box><text:p text:style-name="P7"/></draw:text-box></draw:frame><draw:line text:anchor-type="char" draw:z-index="44" draw:style-name="gr1" draw:text-style-name="P22" svg:x1="3.425cm" svg:y1="0.265cm" svg:x2="4.482cm" svg:y2="0.265cm"><text:p/></draw:line><draw:frame draw:style-name="fr1" draw:name="Frame1" text:anchor-type="char" svg:x="8.58cm" svg:y="0.101cm" svg:width="0.654cm" svg:height="0.601cm" draw:z-index="35"><draw:text-box><text:p text:style-name="P7"/></draw:text-box></draw:frame><draw:frame draw:style-name="fr1" draw:name="Frame13" text:anchor-type="char" svg:x="9.232cm" svg:y="0.101cm" svg:width="0.654cm" svg:height="0.601cm" draw:z-index="46"><draw:text-box><text:p text:style-name="P7"/></draw:text-box></draw:frame><draw:line text:anchor-type="char" draw:z-index="48" draw:style-name="gr1" draw:text-style-name="P22" svg:x1="9.564cm" svg:y1="0.4cm" svg:x2="9.564cm" svg:y2="1.187cm"><text:p/></draw:line><draw:frame draw:style-name="fr1" draw:name="Frame14" text:anchor-type="char" svg:x="9.885cm" svg:y="0.101cm" svg:width="0.654cm" svg:height="0.601cm" draw:z-index="47"><draw:text-box><text:p text:style-name="P7"/></draw:text-box></draw:frame></text:p>
      <text:p text:style-name="P6"><draw:line text:anchor-type="char" draw:z-index="45" draw:style-name="gr2" draw:text-style-name="P22" svg:x1="3.766cm" svg:y1="0.023cm" svg:x2="4.823cm" svg:y2="0.023cm"><text:p/></draw:line></text:p>
      <text:p text:style-name="P6"><draw:frame draw:style-name="fr2" draw:name="Frame11" text:anchor-type="char" svg:x="2.282cm" svg:y="0.152cm" svg:width="1.164cm" svg:height="0.66cm" draw:z-index="50"><draw:text-box><text:p text:style-name="P9">X-1</text:p></draw:text-box></draw:frame><draw:frame draw:style-name="fr2" draw:name="Frame20" text:anchor-type="char" svg:x="4.881cm" svg:y="0.176cm" svg:width="1.164cm" svg:height="0.66cm" draw:z-index="51"><draw:text-box><text:p text:style-name="P9">X</text:p></draw:text-box></draw:frame><draw:frame draw:style-name="fr2" draw:name="Frame18" text:anchor-type="char" svg:x="8.892cm" svg:y="0.205cm" svg:width="1.164cm" svg:height="0.66cm" draw:z-index="49"><draw:text-box><text:p text:style-name="P9">x.img</text:p></draw:text-box></draw:frame></text:p>
      <text:p text:style-name="P2"/>
      <text:p text:style-name="P2"/>
      <text:p text:style-name="P11">And after all the changes in the pointers everything should like this:</text:p>
      <text:p text:style-name="P11"/>
      <text:p text:style-name="P10"/>
      <text:p text:style-name="P4"><draw:frame draw:style-name="fr1" draw:name="Frame4" text:anchor-type="char" svg:x="7.786cm" svg:y="0.076cm" svg:width="0.654cm" svg:height="0.601cm" draw:z-index="52"><draw:text-box><text:p text:style-name="P7"/></draw:text-box></draw:frame><draw:frame draw:style-name="fr1" draw:name="Frame5" text:anchor-type="char" svg:x="8.419cm" svg:y="0.076cm" svg:width="0.654cm" svg:height="0.601cm" draw:z-index="53"><draw:text-box><text:p text:style-name="P7"/></draw:text-box></draw:frame><draw:line text:anchor-type="char" draw:z-index="54" draw:style-name="gr1" draw:text-style-name="P22" svg:x1="8.147cm" svg:y1="0.349cm" svg:x2="8.147cm" svg:y2="1.136cm"><text:p/></draw:line><draw:frame draw:style-name="fr1" draw:name="Frame15" text:anchor-type="char" svg:x="7.137cm" svg:y="0.076cm" svg:width="0.654cm" svg:height="0.601cm" draw:z-index="55"><draw:text-box><text:p text:style-name="P7"/></draw:text-box></draw:frame><draw:frame draw:style-name="fr1" draw:name="Frame16" text:anchor-type="char" svg:x="5.119cm" svg:y="0.083cm" svg:width="0.654cm" svg:height="0.601cm" draw:z-index="56"><draw:text-box><text:p text:style-name="P7"/></draw:text-box></draw:frame><draw:frame draw:style-name="fr1" draw:name="Frame17" text:anchor-type="char" svg:x="5.752cm" svg:y="0.083cm" svg:width="0.654cm" svg:height="0.601cm" draw:z-index="57"><draw:text-box><text:p text:style-name="P7"/></draw:text-box></draw:frame><draw:line text:anchor-type="char" draw:z-index="58" draw:style-name="gr1" draw:text-style-name="P22" svg:x1="5.48cm" svg:y1="0.356cm" svg:x2="5.48cm" svg:y2="1.143cm"><text:p/></draw:line><draw:frame draw:style-name="fr1" draw:name="Frame19" text:anchor-type="char" svg:x="4.47cm" svg:y="0.083cm" svg:width="0.654cm" svg:height="0.601cm" draw:z-index="59"><draw:text-box><text:p text:style-name="P7"/></draw:text-box></draw:frame><draw:line text:anchor-type="char" draw:z-index="60" draw:style-name="gr1" draw:text-style-name="P22" svg:x1="6.071cm" svg:y1="0.242cm" svg:x2="7.128cm" svg:y2="0.242cm"><text:p/></draw:line><draw:frame draw:style-name="fr1" draw:name="Frame21" text:anchor-type="char" svg:x="2.473cm" svg:y="0.106cm" svg:width="0.654cm" svg:height="0.601cm" draw:z-index="62"><draw:text-box><text:p text:style-name="P7"/></draw:text-box></draw:frame><draw:frame draw:style-name="fr1" draw:name="Frame22" text:anchor-type="char" svg:x="3.106cm" svg:y="0.106cm" svg:width="0.654cm" svg:height="0.601cm" draw:z-index="63"><draw:text-box><text:p text:style-name="P7"/></draw:text-box></draw:frame><draw:line text:anchor-type="char" draw:z-index="65" draw:style-name="gr1" draw:text-style-name="P22" svg:x1="2.835cm" svg:y1="0.379cm" svg:x2="2.835cm" svg:y2="1.166cm"><text:p/></draw:line><draw:frame draw:style-name="fr1" draw:name="Frame24" text:anchor-type="char" svg:x="1.824cm" svg:y="0.106cm" svg:width="0.654cm" svg:height="0.601cm" draw:z-index="66"><draw:text-box><text:p text:style-name="P7"/></draw:text-box></draw:frame><draw:line text:anchor-type="char" draw:z-index="67" draw:style-name="gr1" draw:text-style-name="P22" svg:x1="3.425cm" svg:y1="0.265cm" svg:x2="4.482cm" svg:y2="0.265cm"><text:p/></draw:line><draw:line text:anchor-type="char" draw:z-index="69" draw:style-name="gr3" draw:text-style-name="P22" svg:x1="1.864cm" svg:y1="0.679cm" svg:x2="2.457cm" svg:y2="0.143cm"><text:p/></draw:line></text:p>
      <text:p text:style-name="P6"><draw:line text:anchor-type="char" draw:z-index="61" draw:style-name="gr2" draw:text-style-name="P22" svg:x1="6.412cm" svg:y1="0cm" svg:x2="7.469cm" svg:y2="0cm"><text:p/></draw:line><draw:line text:anchor-type="char" draw:z-index="68" draw:style-name="gr2" draw:text-style-name="P22" svg:x1="3.766cm" svg:y1="0.023cm" svg:x2="4.823cm" svg:y2="0.023cm"><text:p/></draw:line></text:p>
      <text:p text:style-name="P6"><draw:frame draw:style-name="fr2" draw:name="Frame23" text:anchor-type="char" svg:x="2.282cm" svg:y="0.152cm" svg:width="1.164cm" svg:height="0.66cm" draw:z-index="64"><draw:text-box><text:p text:style-name="P9">X-1</text:p></draw:text-box></draw:frame><draw:frame draw:style-name="fr2" draw:name="Frame51" text:anchor-type="char" svg:x="7.562cm" svg:y="0.164cm" svg:width="1.164cm" svg:height="0.66cm" draw:z-index="70"><draw:text-box><text:p text:style-name="P9">X+1</text:p></draw:text-box></draw:frame><draw:frame draw:style-name="fr2" draw:name="Frame52" text:anchor-type="char" svg:x="4.881cm" svg:y="0.176cm" svg:width="1.164cm" svg:height="0.66cm" draw:z-index="71"><draw:text-box><text:p text:style-name="P9">x.img</text:p></draw:text-box></draw:frame></text:p>
      <text:p text:style-name="P11"/>
      <text:p text:style-name="P11"/>
      <text:p text:style-name="P11">In terms of time complexity, it is much faster to access elements in the array, since there every element has its position and we don't have to go through the whole array. In the case of doubly linked lists the time complexity is the same as normal lists – we need to go through the whole list if we want to access an element at a specific position. </text:p>
      <text:p text:style-name="P11"/>
      <text:p text:style-name="P12"><text:span text:style-name="T7">2.</text:span> <text:span text:style-name="T5">If the positions in a list start from 0 (0,1,2,3 and so on), then the </text:span><text:span text:style-name="T3">getItem</text:span><text:span text:style-name="T5"> procedure is this:</text:span></text:p>
      <text:p text:style-name="P12"/>
      <text:p text:style-name="P13">getItem(i,L) {</text:p>
      <text:p text:style-name="P13"><text:tab/>if (isEmpty(L)) </text:p>
      <text:p text:style-name="P13"><text:tab/><text:tab/>error('Error: empty list in procedure getItem.')</text:p>
      <text:p text:style-name="P13"><text:tab/>else if (i==0) return first(L)</text:p>
      <text:p text:style-name="P13"><text:tab/>else getItem(i-1,rest(L))</text:p>
      <text:p text:style-name="P13">}</text:p>
      <text:p text:style-name="P13"/>
      <text:p text:style-name="P17"><text:span text:style-name="T7">3.</text:span> <text:span text:style-name="T6">Flip procedure:</text:span></text:p>
      <text:p text:style-name="P14">flip(qt) {</text:p>
      <text:p text:style-name="P14"><text:tab/>if (isValue(qt)) </text:p>
      <text:p text:style-name="P14"><text:tab/><text:tab/>return qt</text:p>
      <text:p text:style-name="P14"><text:tab/>else return makeQT(flip(ru(qt)), flip(lu(qt)), flip(rl(qt)), flip(ll(qt)) </text:p>
      <text:p text:style-name="P14">}</text:p>
      <text:p text:style-name="P18"><text:soft-page-break/>Avevalue procedure:</text:p>
      <text:p text:style-name="P18"/>
      <text:p text:style-name="P15">avevalue(qt) {</text:p>
      <text:p text:style-name="P15"><text:tab/>if (isValue(qt)) {</text:p>
      <text:p text:style-name="P15"><text:tab/><text:tab/>return qt</text:p>
      <text:p text:style-name="P15"><text:tab/>}</text:p>
      <text:p text:style-name="P15"><text:tab/>else return (avevalue(lu(qt))+avevalue(ru(qt))+ <text:tab/><text:tab/><text:tab/><text:tab/>avevalue(ll(qt))+avevalue(rl(qt)))/4</text:p>
      <text:p text:style-name="P15">}</text:p>
      <text:p text:style-name="P15"/>
      <text:p text:style-name="P19"><text:span text:style-name="T7">4.</text:span> isLeaf procedure:</text:p>
      <text:p text:style-name="P19"/>
      <text:p text:style-name="P15">isLeaf(bt) {</text:p>
      <text:p text:style-name="P15"><text:tab/>if (isempty(bt)) </text:p>
      <text:p text:style-name="P15"><text:tab/><text:tab/>return false</text:p>
      <text:p text:style-name="P15"><text:tab/>else if((isempty(left(bt))) &amp;&amp; (isempty(right(bt))))</text:p>
      <text:p text:style-name="P15"><text:tab/><text:tab/>return true</text:p>
      <text:p text:style-name="P15"><text:tab/>else return false</text:p>
      <text:p text:style-name="P15">}</text:p>
      <text:p text:style-name="P15"/>
      <text:p text:style-name="P20">numLeaves procedure:</text:p>
      <text:p text:style-name="P20"/>
      <text:p text:style-name="P16">numLeaves(bt) {</text:p>
      <text:p text:style-name="P16"><text:tab/>if (isempty(bt)) </text:p>
      <text:p text:style-name="P16"><text:tab/><text:tab/>return 0</text:p>
      <text:p text:style-name="P16"><text:tab/>else if (isLeaf(bt))</text:p>
      <text:p text:style-name="P16"><text:tab/><text:tab/>return 1</text:p>
      <text:p text:style-name="P16"><text:tab/>else return 1+numLeaves(left(bt))+numLeaves(right(bt))</text:p>
      <text:p text:style-name="P16">}</text:p>
      <text:p text:style-name="P16"/>
      <text:p text:style-name="P20"><text:span text:style-name="T7">5.</text:span> equalBinTree procedure:</text:p>
      <text:p text:style-name="P20"/>
      <text:p text:style-name="P16">equalBinTree(t1,t2) {</text:p>
      <text:p text:style-name="P16"><text:tab/>if (isempty(t1) &amp;&amp; isempty(t2))</text:p>
      <text:p text:style-name="P16"><text:tab/><text:tab/>return true</text:p>
      <text:p text:style-name="P16"><text:tab/>else if (root(t1) == root(t2)){</text:p>
      <text:p text:style-name="P16"><text:tab/><text:tab/>return ( equalBinTree(left(t1),left(t2)) &amp;&amp; equalBinTree(right(t1),right(t2)) ) </text:p>
      <text:p text:style-name="P16"><text:tab/>}</text:p>
      <text:p text:style-name="P16"><text:tab/>else return false</text:p>
      <text:p text:style-name="P16">}</text:p>
      <text:p text:style-name="P16"/>
      <text:p text:style-name="P21">The time complexity of this algorithm is linear or O(n), where n is the length of the smaller tree (considering both trees aren't equa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msArrowEnd_20_5" draw:display-name="msArrowEnd 5" svg:viewBox="0 0 120 120" svg:d="M60 0l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30T15:54:12.406738131</meta:creation-date>
    <meta:generator>LibreOffice/4.2.7.2$Linux_X86_64 LibreOffice_project/420m0$Build-2</meta:generator>
    <dc:date>2015-01-30T19:01:36.767649139</dc:date>
    <meta:editing-duration>PT3M30S</meta:editing-duration>
    <meta:editing-cycles>2</meta:editing-cycles>
    <meta:document-statistic meta:table-count="0" meta:image-count="0" meta:object-count="0" meta:page-count="2" meta:paragraph-count="62" meta:word-count="388" meta:character-count="2455" meta:non-whitespace-character-count="2047"/>
  </office:meta>
</office:document-meta>
</file>